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VASQUEZ GUEVARA, KATHIA VANESS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BECERRA CADENA, NAHUM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VASQUEZ GUEVARA, KATHIA VANESS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NEGRO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1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0535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3:56:0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